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08c4b6" fo:background-color="#ffffff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paragraph-rsid="001091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paragraph-rsid="0010d93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paragraph-rsid="0010fd5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paragraph-rsid="00148b66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Arial" fo:font-size="12pt" fo:font-weight="normal" officeooo:paragraph-rsid="0010912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paragraph-rsid="0010d9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paragraph-rsid="0010fd5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paragraph-rsid="00148b6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Arial" fo:font-size="12pt" fo:font-weight="normal" officeooo:paragraph-rsid="0010912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bold" officeooo:paragraph-rsid="0010fd54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normal" officeooo:paragraph-rsid="00109127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Arial" fo:font-size="12pt" fo:font-weight="bold" officeooo:paragraph-rsid="0010912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paragraph-rsid="0010912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paragraph-rsid="0010d93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paragraph-rsid="00148b6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paragraph-rsid="0010fd5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paragraph-rsid="00148b6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84d1" style:font-name="Arial"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84d1" style:font-name="Arial" fo:font-size="18pt" fo:font-weight="bold" officeooo:paragraph-rsid="0008c4b6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84d1" style:font-name="Arial" fo:font-size="18pt" fo:font-weight="bold" officeooo:paragraph-rsid="000bdaf4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84d1" style:font-name="Arial" fo:font-size="18pt" fo:font-weight="bold" officeooo:paragraph-rsid="0010d930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84d1" style:font-name="Arial" fo:font-size="12pt" fo:font-weight="bol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dcff" style:font-name="Arial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Arial" fo:font-size="16pt" fo:font-weight="bold" officeooo:rsid="0008c4b6" officeooo:paragraph-rsid="0008c4b6" fo:background-color="#ffffff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style:font-name="Arial" fo:font-size="16pt" fo:font-weight="bold" officeooo:rsid="0009ebdf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style:font-name="Arial" fo:font-size="16pt" fo:font-weight="bold" officeooo:rsid="0009ebdf" officeooo:paragraph-rsid="0009ebdf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style:font-name="Arial" fo:font-size="14pt" fo:font-weight="bold" officeooo:rsid="0008c4b6" officeooo:paragraph-rsid="0008c4b6" fo:background-color="#fffff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08c4b6" officeooo:paragraph-rsid="0008c4b6" fo:background-color="#fffff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paragraph-rsid="0010fd5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10fd54" officeooo:paragraph-rsid="0010fd54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902e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paragraph-rsid="001a9be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rsid="0009ebdf" officeooo:paragraph-rsid="0009ebdf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rsid="0009ebdf" officeooo:paragraph-rsid="0008c4b6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84d1" style:font-name="Arial" fo:font-size="18pt" fo:font-weight="bold" officeooo:rsid="0008c4b6" officeooo:paragraph-rsid="0008c4b6" style:font-size-asian="18pt" style:font-weight-asian="bold" style:font-size-complex="18pt" style:font-weight-complex="bold"/>
    </style:style>
    <style:style style:name="T1" style:family="text">
      <style:text-properties fo:color="#0084d1" fo:font-weight="bold" fo:background-color="transparent" style:font-weight-asian="bold" style:font-weight-complex="bold"/>
    </style:style>
    <style:style style:name="T2" style:family="text">
      <style:text-properties fo:color="#0084d1" fo:background-color="transparen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645b" style:font-weight-asian="bold" style:font-weight-complex="bold"/>
    </style:style>
    <style:style style:name="T7" style:family="text">
      <style:text-properties fo:font-weight="bold" fo:background-color="transparent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size="12pt" officeooo:rsid="0008c4b6" fo:background-color="#ffffff" style:font-size-asian="12pt" style:font-size-complex="12pt"/>
    </style:style>
    <style:style style:name="T10" style:family="text">
      <style:text-properties fo:color="#000000" fo:font-size="12pt" officeooo:rsid="000da3b3" fo:background-color="#ffffff" style:font-size-asian="12pt" style:font-size-complex="12pt"/>
    </style:style>
    <style:style style:name="T11" style:family="text">
      <style:text-properties fo:color="#000000" fo:font-size="12pt" officeooo:rsid="0008c4b6" style:font-size-asian="12pt" style:font-size-complex="12pt"/>
    </style:style>
    <style:style style:name="T12" style:family="text">
      <style:text-properties fo:color="#000000" fo:font-size="16pt" officeooo:rsid="0009ebdf" style:font-size-asian="16pt" style:font-size-complex="16pt"/>
    </style:style>
    <style:style style:name="T13" style:family="text">
      <style:text-properties fo:color="#000000" fo:font-size="16pt" officeooo:rsid="000bdaf4" style:font-size-asian="16pt" style:font-size-complex="16pt"/>
    </style:style>
    <style:style style:name="T14" style:family="text">
      <style:text-properties style:font-size-asian="12pt"/>
    </style:style>
    <style:style style:name="T15" style:family="text">
      <style:text-properties officeooo:rsid="0008c4b6"/>
    </style:style>
    <style:style style:name="T16" style:family="text">
      <style:text-properties fo:font-size="12pt" officeooo:rsid="0008c4b6" style:font-size-asian="12pt" style:font-size-complex="12pt"/>
    </style:style>
    <style:style style:name="T17" style:family="text">
      <style:text-properties officeooo:rsid="000902e1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09127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officeooo:rsid="00148b66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officeooo:rsid="00109127"/>
    </style:style>
    <style:style style:name="T25" style:family="text">
      <style:text-properties officeooo:rsid="0010d930"/>
    </style:style>
    <style:style style:name="T26" style:family="text">
      <style:text-properties officeooo:rsid="00148b66"/>
    </style:style>
    <style:style style:name="T27" style:family="text">
      <style:text-properties officeooo:rsid="001a9bef"/>
    </style:style>
    <style:style style:name="T28" style:family="text">
      <style:text-properties officeooo:rsid="001b09cf"/>
    </style:style>
    <style:style style:name="T29" style:family="text">
      <style:text-properties officeooo:rsid="001c6aa6"/>
    </style:style>
    <style:style style:name="T30" style:family="text">
      <style:text-properties officeooo:rsid="001cfd54"/>
    </style:style>
    <style:style style:name="T31" style:family="text">
      <style:text-properties officeooo:rsid="001d6d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ommaire</text:p>
      <text:p text:style-name="P31">I –<text:span text:style-name="T31"> Architecture.................................................................................................</text:span></text:p>
      <text:p text:style-name="P31">II <text:span text:style-name="T31">- </text:span>les algorithmes mis en œuvre...................................................................</text:p>
      <text:p text:style-name="P1"><text:span text:style-name="T15"><text:tab/></text:span><text:span text:style-name="T16">1) Récupération des joueurs.....................................................................................</text:span></text:p>
      <text:p text:style-name="P32"><text:tab/>2) Numérotation des joueurs.....................................................................................</text:p>
      <text:p text:style-name="P32"><text:tab/>3) Election...................................................................................................................</text:p>
      <text:p text:style-name="P32"><text:tab/>4) Distribution des cartes..........................................................................................</text:p>
      <text:p text:style-name="P23"><text:span text:style-name="T15"><text:tab/></text:span><text:span text:style-name="T11">5</text:span><text:span text:style-name="T9">) </text:span><text:span text:style-name="T10">Echange</text:span><text:span text:style-name="T9"> de cartes.................................................................................................</text:span></text:p>
      <text:p text:style-name="P32"><text:tab/>6) Affichage des cartes.............................................................................................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2">I.<text:tab/><text:span text:style-name="T30">Architecture</text:span></text:p>
      <text:p text:style-name="P43">II.<text:tab/>Les algorithmes mis en œuvre</text:p>
      <text:p text:style-name="P43"/>
      <text:p text:style-name="P29"><text:tab/>1) Récupération des joueurs</text:p>
      <text:p text:style-name="P29"/>
      <text:p text:style-name="P3"><text:span text:style-name="T27">Cet algorithme s</text:span>'occupe de récupérer la liste de tous les participant<text:span text:style-name="T27">s</text:span>. </text:p>
      <text:p text:style-name="P3"/>
      <text:p text:style-name="P40">Protocole : </text:p>
      <text:p text:style-name="P3">- On commence par envoyer un message de signalement(MsgPlaying) en broadcast </text:p>
      <text:p text:style-name="P3">- Lorsque l'on reçoit ce message, on signale en retour que l'on participe aussi (MsgPlayingToo) au joueur nous l'ayant envoyé </text:p>
      <text:p text:style-name="P3">- Une fois le temps écoulé, on envoi en broadcast la liste des participant. </text:p>
      <text:p text:style-name="P3">- La première liste reçu fait fois, les autres sont ignoré. </text:p>
      <text:p text:style-name="P3">- Si notre nom ne figure pas dans cette liste, on quitte la partie. </text:p>
      <text:p text:style-name="P3"/>
      <text:p text:style-name="P33">Problématique rencontré : </text:p>
      <text:p text:style-name="P3">- Lors du broadcast, on <text:span text:style-name="T27">reçoit</text:span> soit <text:span text:style-name="T27">même</text:span> son message. On l'enregistre comme les autre<text:span text:style-name="T27">s</text:span> mais on <text:span text:style-name="T27">n’envoie</text:span> pas de message de réponse.</text:p>
      <text:p text:style-name="P3">- Le message de réponse est obligatoire dans la mesure où il est possible qu'un joueur qui se <text:span text:style-name="T27">connecte</text:span> ne connaisse pas les joueurs qui le précède et peux envoyer sa liste avant eux. </text:p>
      <text:p text:style-name="P3"/>
      <text:p text:style-name="P33">Amélioration : </text:p>
      <text:p text:style-name="P3">Dans la théorie, il n'est pas garanti que tous les joueurs aient la même liste. </text:p>
      <text:p text:style-name="P3">Pour apporter cette garanti, il faudrait que tous les joueurs s'échange la liste reçu. </text:p>
      <text:p text:style-name="P3">Tous les noms qui ne seraient pas en communs seraient supprimés.</text:p>
      <text:p text:style-name="P22"/>
      <text:p text:style-name="P33">Algorithme en pseudo code :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20">Variables utilisées par chaque joueur</text:span> :</text:p>
            <text:p text:style-name="P8"><text:tab/>playersWantToPlay : tableau de String contenant les noms des joueurs qui veulent jouer</text:p>
            <text:p text:style-name="P8"><text:tab/>receivePlayers : booleen initialisé à FAUX</text:p>
            <text:p text:style-name="P15"/>
            <text:p text:style-name="P8"><text:span text:style-name="T19">Messages</text:span> :</text:p>
            <text:p text:style-name="P13"><text:tab/><text:span text:style-name="T14">MsgPlayers</text:span>(players) : message contenant la liste des joueurs</text:p>
            <text:p text:style-name="P13"><text:tab/><text:span text:style-name="T14">MsgPlaying</text:span>() : message d'information que le joueur est dans la partie</text:p>
            <text:p text:style-name="P13"><text:tab/><text:span text:style-name="T14">MsgPlayingToo() message de réponse à un MsgPlaying pour lui montrer que l'on joue aussi</text:span></text:p>
            <text:p text:style-name="P8"/>
            <text:p text:style-name="P8"><text:span text:style-name="T19">Règle</text:span><text:span text:style-name="T23"> 1</text:span> : init </text:p>
            <text:p text:style-name="P16">début</text:p>
            <text:p text:style-name="P8"><text:tab/><text:span text:style-name="T5">broadcaster</text:span> le message MsgPlaying</text:p>
            <text:p text:style-name="P8"><text:tab/>dans 60 secondes, <text:span text:style-name="T5">broadcaster</text:span> le message MsgPlayers(playersWantToPlay)</text:p>
            <text:p text:style-name="P16">fin</text:p>
            <text:p text:style-name="P8"/>
            <text:p text:style-name="P8"><text:soft-page-break/><text:span text:style-name="T19">Règle</text:span><text:span text:style-name="T5"> 2 </text:span>: i reçoit le message <text:s/>MsgPlayers(players) de j</text:p>
            <text:p text:style-name="P16">début</text:p>
            <text:p text:style-name="P8"><text:tab/>locked = <text:span text:style-name="T24">VRAI</text:span></text:p>
            <text:p text:style-name="P8"><text:tab/><text:span text:style-name="T5">Si </text:span>!receivePlayers <text:span text:style-name="T5">Alors</text:span></text:p>
            <text:p text:style-name="P8"><text:tab/><text:tab/>receivePlayers = VRAI</text:p>
            <text:p text:style-name="P8"><text:tab/><text:tab/>locked = <text:span text:style-name="T24">FAUX</text:span></text:p>
            <text:p text:style-name="P8"><text:tab/><text:tab/>otherPlayers.addAll(players)</text:p>
            <text:p text:style-name="P8"><text:tab/></text:p>
            <text:p text:style-name="P8"><text:tab/><text:tab/>notifier fin de l'état</text:p>
            <text:p text:style-name="P8"><text:tab/><text:span text:style-name="T5">Sinon</text:span></text:p>
            <text:p text:style-name="P8"><text:tab/><text:tab/>locked = <text:span text:style-name="T24">FAUX</text:span></text:p>
            <text:p text:style-name="P8"><text:tab/><text:tab/>ignorer le message</text:p>
            <text:p text:style-name="P8"><text:tab/><text:span text:style-name="T5">Fsi</text:span></text:p>
            <text:p text:style-name="P16">fin</text:p>
            <text:p text:style-name="P8"/>
            <text:p text:style-name="P8"><text:span text:style-name="T19">Règle</text:span><text:span text:style-name="T5"> 3</text:span> : i reçoit le message MsgPlaying de j</text:p>
            <text:p text:style-name="P16">début</text:p>
            <text:p text:style-name="P8"><text:tab/><text:span text:style-name="T5">Si </text:span>!playersWantToPlay.contains(j) <text:span text:style-name="T5">Alors</text:span></text:p>
            <text:p text:style-name="P8"><text:tab/><text:tab/>playersWantToPlay.add(j)</text:p>
            <text:p text:style-name="P8"><text:tab/><text:tab/><text:span text:style-name="T5">Si</text:span> i != j <text:span text:style-name="T5">Alors</text:span></text:p>
            <text:p text:style-name="P8"><text:tab/><text:tab/><text:tab/><text:span text:style-name="T5">envoyer</text:span> MsgPlayingToo à j</text:p>
            <text:p text:style-name="P8"><text:tab/><text:tab/><text:span text:style-name="T5">Fsi</text:span></text:p>
            <text:p text:style-name="P8"><text:tab/><text:span text:style-name="T5">Fsi</text:span></text:p>
            <text:p text:style-name="P16">fin</text:p>
            <text:p text:style-name="P8"/>
            <text:p text:style-name="P8"><text:span text:style-name="T19">Règle</text:span><text:span text:style-name="T5"> 4</text:span> : i reçoit le message MsgPlayingToo de j</text:p>
            <text:p text:style-name="P16">début</text:p>
            <text:p text:style-name="P8"><text:tab/>playersWantToPlay.add(j)</text:p>
            <text:p text:style-name="P17">fin</text:p>
          </table:table-cell>
        </table:table-row>
      </table:table>
      <text:p text:style-name="P3"/>
      <text:p text:style-name="P2"/>
      <text:p text:style-name="P3"/>
      <text:p text:style-name="P36">Propriétés :</text:p>
      <text:p text:style-name="P26"/>
      <text:p text:style-name="P9"><text:span text:style-name="T4">propriété de vivacité</text:span><text:span text:style-name="T22"> </text:span> : </text:p>
      <text:p text:style-name="P9"><text:tab/>un message de type <text:span text:style-name="T14">MsgPlayers</text:span> sera toujours reçu (Règle 2)</text:p>
      <text:p text:style-name="P9"><text:tab/>un message de type <text:span text:style-name="T14">MsgPlaying</text:span> sera toujours reçu (Règle 3)</text:p>
      <text:p text:style-name="P9"><text:tab/>un message de type <text:bookmark-start text:name="__DdeLink__178_15891522541"/><text:span text:style-name="T14">MsgPlayingToo</text:span><text:bookmark-end text:name="__DdeLink__178_15891522541"/> sera toujours reçu (Règle 4)</text:p>
      <text:p text:style-name="P9"/>
      <text:p text:style-name="P41">propriété de terminaison :</text:p>
      <text:p text:style-name="P9"><text:tab/><text:span text:style-name="T17">Un message MsgPlayers est émis au bout de 60 secondes ce qui termine l'algorithme.</text:span></text:p>
      <text:p text:style-name="P37"/>
      <text:p text:style-name="P30">2) Numérotation des joueurs</text:p>
      <text:p text:style-name="P22"/>
      <text:p text:style-name="P39"><text:span text:style-name="T27">Cet algorithme s</text:span>'occupe de <text:span text:style-name="T27">donner des identifiants uniques aux joueurs</text:span></text:p>
      <text:p text:style-name="P9"><text:s/></text:p>
      <text:p text:style-name="P36">Protocole : </text:p>
      <text:p text:style-name="P9">- Tous les joueurs génèrent un nombre aléatoire compris entre 0 et le nombre de joueurs. Ils envoient ensuite ce nombre au<text:span text:style-name="T27">x</text:span> autres participants. </text:p>
      <text:p text:style-name="P9">- Chaque joueur attend de recevoir les nombres des autres joueurs. </text:p>
      <text:p text:style-name="P9"><text:soft-page-break/>- Une fois tous les messages d'id reçu, on vérifie si notre id entre en collision avec un autre joueur. </text:p>
      <text:p text:style-name="P9"><text:tab/>Si <text:span text:style-name="T27">il y a une </text:span>collision, on envoie un message de résolutions aux joueurs en conflit avec nous.</text:p>
      <text:p text:style-name="P9">- On attend ensuite que les joueurs ayant un conflit nous envoi leur nouvel id.</text:p>
      <text:p text:style-name="P9"/>
      <text:p text:style-name="P36">Résolution de conflit<text:span text:style-name="T27">s</text:span> :</text:p>
      <text:p text:style-name="P9">Les messages de résolution de conflit<text:span text:style-name="T27">s</text:span> contien<text:span text:style-name="T27">nent</text:span> un nombre aléatoire. </text:p>
      <text:p text:style-name="P9">- On attend la réception de tous les messages de conflit qui nous sont destiné<text:span text:style-name="T28">s</text:span></text:p>
      <text:p text:style-name="P9">- On envoi ensuite un message de syncro afin de s'assurer que toutes les personnes <text:span text:style-name="T28">ont</text:span> bien reçu notre message </text:p>
      <text:p text:style-name="P9">- On calcul notre nouvel id de la façon suivante : </text:p>
      <text:p text:style-name="P9"><text:tab/>Parmis la liste des id<text:span text:style-name="T28">s</text:span> libre<text:span text:style-name="T28">s</text:span> on prend la ième valeur </text:p>
      <text:p text:style-name="P9"><text:tab/>i étant le nombre d'id en conflict avant le notre + notre position dans le conflict pour mon id </text:p>
      <text:p text:style-name="P9"><text:tab/>exemple : monID = 3, lesAutresID = [0,0,2,3] </text:p>
      <text:p text:style-name="P9"><text:tab/>Les id dispos sont [0, 1, 3, 4] </text:p>
      <text:p text:style-name="P9"><text:tab/>Nombre d'id en conflit avant le miens : 2 </text:p>
      <text:p text:style-name="P9"><text:tab/>Les valeurs que je peux prendre sont 3 et 4. </text:p>
      <text:p text:style-name="P9"><text:tab/>La premiere valeur est atribué au joueurs ayant le plus petit random et ainsi de suite dans l'ordre crosiant. </text:p>
      <text:p text:style-name="P9"><text:tab/> </text:p>
      <text:p text:style-name="P9">- Une fois notre ID déterminé, on l'envoi aux autres joueurs. </text:p>
      <text:p text:style-name="P9"/>
      <text:p text:style-name="P9">En considérant que la résolution de conflit<text:span text:style-name="T28">s</text:span> converge rapidement, la complexité en nombre de message est de l'ordre de O(n2). </text:p>
      <text:p text:style-name="P9">La cause principale étant la topologie du réseau qui nécessite l'envoi de message<text:span text:style-name="T28">s</text:span> en broadcast.</text:p>
      <text:p text:style-name="P9"/>
      <text:p text:style-name="P9">La première version implémenté<text:span text:style-name="T28">e</text:span> était basé sur le même principe. </text:p>
      <text:p text:style-name="P9">Cependant la résolution de conflit<text:span text:style-name="T28">s</text:span> se faisait en redonnant un nombre aléatoire <text:span text:style-name="T28">parmi</text:span> les nombre<text:span text:style-name="T28">s</text:span> non choisi<text:span text:style-name="T28">s</text:span>. </text:p>
      <text:p text:style-name="P9">L'algorithme était relativement plus simple mais mettait plus de temps à converger à cause de conflits pouvant <text:span text:style-name="T28">s</text:span>e répéter si les nouveaux nombres choisis étaient identiques. </text:p>
      <text:p text:style-name="P22"/>
      <text:p text:style-name="P33"><text:bookmark-start text:name="__DdeLink__191_1589152254"/>Algorithme en pseudo code :<text:bookmark-end text:name="__DdeLink__191_1589152254"/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20">Variables utilisées par chaque joueur</text:span> :</text:p>
            <text:p text:style-name="P5"><text:tab/>othersID : tableau d'entier contenant l'id des autres joueurs</text:p>
            <text:p text:style-name="P5"><text:tab/>nbIdChoice : entier, stocke le nombre de messages MsgIdChoice reçus</text:p>
            <text:p text:style-name="P5"><text:tab/>nbConflictCount : entier, stocke le nombre de messages <text:s/>MsgResolveConflict reçus</text:p>
            <text:p text:style-name="P5"><text:tab/>nbMsgConflictsResolved : entier contenant le nombre de conflits résolus</text:p>
            <text:p text:style-name="P5"><text:tab/>nbMsgConflicts : entier, <text:s/>stocke le nombre de messages MsgSyncConflict reçus</text:p>
            <text:p text:style-name="P5"><text:tab/></text:p>
            <text:p text:style-name="P18"><text:span text:style-name="T18">Messages</text:span> :</text:p>
            <text:p text:style-name="P10"><text:tab/><text:span text:style-name="T14">MsgIdChoice</text:span>(id) : message contenant un id</text:p>
            <text:p text:style-name="P10"><text:tab/><text:span text:style-name="T14">MsgResolveConflict</text:span>(weight) : message contenant un nombre aléatoire pour la résolution de conflits </text:p>
            <text:p text:style-name="P10"><text:tab/><text:span text:style-name="T14">MsgSyncConflict() message de synchronisation</text:span></text:p>
            <text:p text:style-name="P5"/>
            <text:p text:style-name="P5"><text:soft-page-break/><text:span text:style-name="T19">Règle</text:span><text:span text:style-name="T5"> 1</text:span> : init joueur j</text:p>
            <text:p text:style-name="P18">début</text:p>
            <text:p text:style-name="P5"><text:tab/><text:bookmark-start text:name="__DdeLink__160_1589152254"/><text:span text:style-name="T5">Pour</text:span> tous les joueurs adverse de j <text:span text:style-name="T5">Faire</text:span></text:p>
            <text:p text:style-name="P5"><text:tab/><text:tab/>envoyer MsgIdChoice(j.id)</text:p>
            <text:p text:style-name="P5"><text:tab/><text:span text:style-name="T5">Fait</text:span><text:bookmark-end text:name="__DdeLink__160_1589152254"/></text:p>
            <text:p text:style-name="P18">fin</text:p>
            <text:p text:style-name="P5"/>
            <text:p text:style-name="P5"><text:span text:style-name="T19">Règle</text:span><text:span text:style-name="T5"> 2</text:span> : i reçoit un message MsgIdChoice(id) de j</text:p>
            <text:p text:style-name="P18">début</text:p>
            <text:p text:style-name="P5"><text:tab/>othersID[j] = id </text:p>
            <text:p text:style-name="P5"><text:tab/>nbIdChoice++ </text:p>
            <text:p text:style-name="P5"/>
            <text:p text:style-name="P5"><text:tab/><text:span text:style-name="T5">Si</text:span> nbIdChoice == nombre d'aversaires <text:span text:style-name="T5">Alors</text:span></text:p>
            <text:p text:style-name="P5"><text:tab/><text:tab/>copyOfOthersID = othersID </text:p>
            <text:p text:style-name="P5"/>
            <text:p text:style-name="P5"><text:tab/><text:tab/> //conflit</text:p>
            <text:p text:style-name="P5"><text:tab/><text:tab/><text:span text:style-name="T5">Si</text:span> l'id de j est dans othersID <text:span text:style-name="T5">Alors</text:span></text:p>
            <text:p text:style-name="P5"><text:tab/><text:tab/><text:tab/>playersInConflictWithMe = getOtherPlayersInConflict()</text:p>
            <text:p text:style-name="P5"><text:tab/><text:tab/><text:tab/><text:span text:style-name="T5">envoyer</text:span> MsgSyncConflict aux joueurs en conflits avec j</text:p>
            <text:p text:style-name="P5"><text:tab/><text:tab/><text:tab/><text:span text:style-name="T5">attendre</text:span>(<text:bookmark-start text:name="__DdeLink__156_1589152254"/>nbMsgConflicts<text:bookmark-end text:name="__DdeLink__156_1589152254"/> == nombre de joueurs en conflits avec j) ;</text:p>
            <text:p text:style-name="P5"/>
            <text:p text:style-name="P5"><text:tab/><text:tab/><text:tab/><text:bookmark-start text:name="__DdeLink__154_1589152254"/><text:span text:style-name="T5">Pour</text:span> tous les joueurs en conflits j2 avec j <text:span text:style-name="T5">Faire</text:span><text:bookmark-end text:name="__DdeLink__154_1589152254"/></text:p>
            <text:p text:style-name="P5"><text:tab/><text:tab/><text:tab/><text:tab/>envoyer MsgResolveConflict() à j2</text:p>
            <text:p text:style-name="P5"><text:tab/><text:tab/><text:tab/><text:span text:style-name="T5">Fait</text:span></text:p>
            <text:p text:style-name="P5"><text:tab/><text:tab/><text:span text:style-name="T5">Fsi</text:span></text:p>
            <text:p text:style-name="P5"><text:tab/><text:tab/></text:p>
            <text:p text:style-name="P5"><text:tab/><text:tab/><text:span text:style-name="T5">attendre</text:span> (<text:bookmark-start text:name="__DdeLink__158_1589152254"/><text:bookmark-start text:name="__DdeLink__150_1589152254"/>nbMsgConflictsResolved<text:bookmark-end text:name="__DdeLink__158_1589152254"/><text:bookmark-end text:name="__DdeLink__150_1589152254"/> == nombre de conflits)</text:p>
            <text:p text:style-name="P5"><text:tab/><text:tab/>notifier la fin de l'état</text:p>
            <text:p text:style-name="P5"><text:tab/><text:span text:style-name="T5">Sinon</text:span></text:p>
            <text:p text:style-name="P5"><text:tab/><text:tab/> nbMsgConflictsResolved++</text:p>
            <text:p text:style-name="P5"><text:tab/><text:span text:style-name="T5">Fsi</text:span></text:p>
            <text:p text:style-name="P18">fin</text:p>
            <text:p text:style-name="P25"/>
            <text:p text:style-name="P5"><text:span text:style-name="T19">Règle</text:span><text:span text:style-name="T5"> 3</text:span> : <text:bookmark-start text:name="__DdeLink__162_1589152254"/>i reçoi<text:bookmark-end text:name="__DdeLink__162_1589152254"/>t un message <text:bookmark-start text:name="__DdeLink__152_1589152254"/>MsgResolveConflict<text:bookmark-end text:name="__DdeLink__152_1589152254"/>(weight) de j</text:p>
            <text:p text:style-name="P18">début</text:p>
            <text:p text:style-name="P5"><text:tab/>nbConflictCount++</text:p>
            <text:p text:style-name="P5"><text:tab/>othersMsgConflicts[j] = weight</text:p>
            <text:p text:style-name="P5"><text:tab/></text:p>
            <text:p text:style-name="P5"><text:tab/><text:span text:style-name="T5">Si</text:span> <text:bookmark-start text:name="__DdeLink__181_1589152254"/>nbConflictCount<text:bookmark-end text:name="__DdeLink__181_1589152254"/> == nombre de joueurs en conflits avec j <text:span text:style-name="T5">Alors</text:span></text:p>
            <text:p text:style-name="P5"><text:tab/><text:tab/>nbConflictCount = 0</text:p>
            <text:p text:style-name="P5"/>
            <text:p text:style-name="P5"><text:tab/><text:tab/><text:span text:style-name="T5">Pour</text:span> tous les joueurs en conflits j2 avec j <text:span text:style-name="T5">Faire</text:span></text:p>
            <text:p text:style-name="P5"><text:tab/><text:tab/><text:tab/>envoyer MsgSyncConflict() à j2</text:p>
            <text:p text:style-name="P5"><text:tab/><text:tab/><text:span text:style-name="T5">Fait</text:span></text:p>
            <text:p text:style-name="P5"/>
            <text:p text:style-name="P5"><text:tab/><text:tab/>attendre( nbMsgConflictsResolved == nombre de joueurs en conflits avec j)</text:p>
            <text:p text:style-name="P5"/>
            <text:p text:style-name="P5"><text:tab/><text:tab/><text:span text:style-name="T5">Si</text:span> il y a encore un conflit <text:span text:style-name="T5">Alors</text:span></text:p>
            <text:p text:style-name="P5"><text:tab/><text:tab/><text:tab/><text:span text:style-name="T5">Pour</text:span> tous les joueurs en conflits j2 avec j <text:span text:style-name="T5">Faire</text:span></text:p>
            <text:p text:style-name="P5"><text:tab/><text:tab/><text:tab/><text:tab/>envoyer MsgResolveConflict à j2</text:p>
            <text:p text:style-name="P5"><text:tab/><text:tab/><text:tab/><text:span text:style-name="T5">Fait</text:span></text:p>
            <text:p text:style-name="P5"><text:soft-page-break/><text:tab/><text:tab/><text:span text:style-name="T5">Sinon</text:span></text:p>
            <text:p text:style-name="P5"><text:tab/><text:tab/><text:tab/>i.id = nouvelle ID valide</text:p>
            <text:p text:style-name="P5"><text:tab/><text:tab/><text:tab/>nbMsgConflictsResolved++ ;</text:p>
            <text:p text:style-name="P5"/>
            <text:p text:style-name="P5"><text:tab/><text:tab/><text:tab/><text:span text:style-name="T5">Pour</text:span> tous les joueurs adverse de j <text:span text:style-name="T5">Faire</text:span></text:p>
            <text:p text:style-name="P5"><text:tab/><text:tab/><text:tab/><text:tab/><text:span text:style-name="T5">envoyer</text:span> MsgIdChoice(i.id)</text:p>
            <text:p text:style-name="P5"><text:tab/><text:tab/><text:tab/><text:span text:style-name="T5">Fait</text:span></text:p>
            <text:p text:style-name="P5"><text:tab/><text:tab/><text:span text:style-name="T5">Fsi</text:span></text:p>
            <text:p text:style-name="P18">fin</text:p>
            <text:p text:style-name="P5"/>
            <text:p text:style-name="P5"><text:span text:style-name="T19">Règle</text:span><text:span text:style-name="T23"> 4</text:span> : i reçoi<text:span text:style-name="T25">t</text:span> d'un message <text:s/>MsgSyncConflict de j</text:p>
            <text:p text:style-name="P18">début</text:p>
            <text:p text:style-name="P5"><text:tab/> nbMsgConflicts++ ;</text:p>
            <text:p text:style-name="P18">fin</text:p>
          </table:table-cell>
        </table:table-row>
      </table:table>
      <text:p text:style-name="P3"/>
      <text:p text:style-name="P4"/>
      <text:p text:style-name="P3"/>
      <text:p text:style-name="P36">Propriétés :</text:p>
      <text:p text:style-name="P26"/>
      <text:p text:style-name="P9"><text:span text:style-name="T3">propriété de vivacité :</text:span> </text:p>
      <text:p text:style-name="P9"><text:tab/>un message de type <text:span text:style-name="T14">MsgIdChoice</text:span> sera toujours reçu (Règle 2)</text:p>
      <text:p text:style-name="P9"><text:tab/>un message de type <text:span text:style-name="T14">MsgResolveConflict</text:span> sera toujours reçu (Règle 3)</text:p>
      <text:p text:style-name="P9"><text:tab/>un message de type <text:bookmark-start text:name="__DdeLink__178_1589152254"/><text:span text:style-name="T14">MsgSyncConflict</text:span><text:bookmark-end text:name="__DdeLink__178_1589152254"/> sera toujours reçu (Règle 4)</text:p>
      <text:p text:style-name="P9"/>
      <text:p text:style-name="P41">propriété de terminaison :</text:p>
      <text:p text:style-name="P9"><text:tab/></text:p>
      <text:p text:style-name="P30">3) Élection</text:p>
      <text:p text:style-name="P27"/>
      <text:p text:style-name="P3">L'algorithme que nous avons implémenté pour l'élection est l'algorithme LeLann-Chang-Roberts (LCR). Pour cela, nous avons utilisé une structure en anneau où chaque joueur connaît celui qui le succède grâce à son numéro attribué pendant la phase de numérotation. Ainsi, un joueur j à pour suivant le joueur j1 si l'id du joueur j1 est immédiatement supérieur à l'id de j.</text:p>
      <text:p text:style-name="P3"/>
      <text:p text:style-name="P33">Algorithme en pseudo code :</text:p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T20">Variables utilisées par chaque joueur</text:span> :</text:p>
            <text:p text:style-name="P11">participant : booléen initialisé à FAUX</text:p>
            <text:p text:style-name="P11">leader_id : l'id du leader initialisé à null</text:p>
            <text:p text:style-name="P11">suivant(j) : joueur suivant de j</text:p>
            <text:p text:style-name="P11"/>
            <text:p text:style-name="P20"><text:span text:style-name="T18">Messages</text:span> :</text:p>
            <text:p text:style-name="P11">MsgElection(id) :</text:p>
            <text:p text:style-name="P11">MsgLeader(id) : message contenant l'id du leader</text:p>
            <text:p text:style-name="P11"/>
            <text:p text:style-name="P11"><text:span text:style-name="T19">Règle</text:span><text:span text:style-name="T5"> 1 : </text:span><text:span text:style-name="T3">le joueur j déclenchement d'une élection</text:span></text:p>
            <text:p text:style-name="P14">début</text:p>
            <text:p text:style-name="P11"><text:tab/><text:span text:style-name="T5">envoyer</text:span> MsgElection(j.id) <text:s/>à suivant(j)</text:p>
            <text:p text:style-name="P11"><text:tab/>participant = VRAI</text:p>
            <text:p text:style-name="P20">fin</text:p>
            <text:p text:style-name="P20"/>
            <text:p text:style-name="P11"><text:soft-page-break/><text:span text:style-name="T19">Règle</text:span><text:span text:style-name="T23"> 2</text:span><text:span text:style-name="T5"> :</text:span><text:span text:style-name="T3"> le joueur j1 reçoit un message MsgElection(j.id)</text:span></text:p>
            <text:p text:style-name="P14">début</text:p>
            <text:p text:style-name="P11"><text:tab/><text:span text:style-name="T5">Si</text:span> (j1.id &lt; j.id) <text:span text:style-name="T5">Alors</text:span> <text:span text:style-name="T5">envoyer</text:span> MsgElection(j.id) à suivant(j1) <text:span text:style-name="T5">Fsi</text:span></text:p>
            <text:p text:style-name="P11"><text:tab/><text:span text:style-name="T5">Si</text:span> (j1.id = j.id) <text:span text:style-name="T5">Alors</text:span> <text:span text:style-name="T5">envoyer</text:span> MsgLeader(j1.id) à suivant(j1) <text:span text:style-name="T5">Fsi</text:span></text:p>
            <text:p text:style-name="P11"><text:tab/><text:span text:style-name="T5">Si</text:span> ((j1.id &gt; j.id) &amp; (!participant)) <text:span text:style-name="T5">Alors</text:span> <text:span text:style-name="T5">envoyer</text:span> MsgElection(j1.id) à suivant(j1) <text:span text:style-name="T5">Fsi</text:span></text:p>
            <text:p text:style-name="P11"><text:tab/>participant = VRAI</text:p>
            <text:p text:style-name="P20">fin</text:p>
            <text:p text:style-name="P34"/>
            <text:p text:style-name="P11"><text:span text:style-name="T19">Règle</text:span><text:span text:style-name="T5"> 3 :</text:span> <text:span text:style-name="T3">le joueur j1 reçoit un message MsgLeader(j.id)</text:span></text:p>
            <text:p text:style-name="P14">début</text:p>
            <text:p text:style-name="P11"><text:tab/>leader_id = j.id</text:p>
            <text:p text:style-name="P11"><text:tab/><text:span text:style-name="T5">Si</text:span> (j1.id != j.id) <text:span text:style-name="T5">Alors</text:span> <text:span text:style-name="T5">envoyer</text:span> MsgLeader(j.id) au joueur suivant j1 <text:span text:style-name="T6">Fsi</text:span></text:p>
            <text:p text:style-name="P35">fin</text:p>
          </table:table-cell>
        </table:table-row>
      </table:table>
      <text:p text:style-name="P9"/>
      <text:p text:style-name="P9"/>
      <text:p text:style-name="P9">Cet algorithme a une complexité en terme de messages de O(nlog(n)) .</text:p>
      <text:p text:style-name="P9"/>
      <text:p text:style-name="P36"><text:bookmark-start text:name="__DdeLink__148_1589152254"/>Propriétés :</text:p>
      <text:p text:style-name="P9"/>
      <text:p text:style-name="P41">propriété de <text:span text:style-name="T27">vivacité</text:span> : </text:p>
      <text:p text:style-name="P9"><text:tab/>un message de type MsgElection sera toujours reçu (Règle 2)</text:p>
      <text:p text:style-name="P9"><text:tab/>un message de type MsgLeader sera toujours reçu (Règle 3)</text:p>
      <text:p text:style-name="P9"><text:tab/></text:p>
      <text:p text:style-name="P41">propriété de terminaison :<text:bookmark-end text:name="__DdeLink__148_1589152254"/></text:p>
      <text:p text:style-name="P9">1) Lorsqu'une élection est déclenché, un message d'élection est émis(MsgElection).</text:p>
      <text:p text:style-name="P9"/>
      <text:p text:style-name="P9"><text:tab/>2) Lors de la réception de ce message, 2 cas se présente :</text:p>
      <text:p text:style-name="P9"><text:tab/><text:tab/>_le message est relayé au joueur suivant avec un message MsgElection</text:p>
      <text:p text:style-name="P9"><text:tab/><text:tab/>_on indique au joueur suivant qu'on est le leader avec un MsgLeader</text:p>
      <text:p text:style-name="P9"/>
      <text:p text:style-name="P9">Si on reçoit un message MsgElection, on retourne à l'étape 2, sinon on passe à l'étape 3.</text:p>
      <text:p text:style-name="P9"/>
      <text:p text:style-name="P9"><text:tab/>3) Lors de la réception d'un MsgLeader, 2 cas se présente :</text:p>
      <text:p text:style-name="P9"><text:tab/><text:tab/>_l'id reçu dans ce message est le notre, dans ce cas l'algorithme se termine.</text:p>
      <text:p text:style-name="P9"><text:tab/><text:tab/>_<text:span text:style-name="T29">on </text:span>fait suivre le message MsgLeader au joueur suivant (= on recommence cette étape).</text:p>
      <text:p text:style-name="P9"/>
      <text:p text:style-name="P9">Pour que l'algorithme se termine, il faut s'assurer qu'on ne boucle pas à l'infini sur l'étape 2 et sur l'étape 3.</text:p>
      <text:p text:style-name="P9"/>
      <text:p text:style-name="P9">Pour ne pas boucler sur l'étape 2, il faut qu'au moins un message MsgLeader soit émis, en d'autres termes, cela signifie qu'au moins un joueur se déclare comme leader.</text:p>
      <text:p text:style-name="P9"/>
      <text:p text:style-name="P9"><text:span text:style-name="T7">Preuve </text:span><text:span text:style-name="T5">:</text:span> l'élection étant basé sur l'id du joueur qui est un entier unique, on a obligatoirement un id qui est plus grand que tous les autres et donc il existe forcément un leader.</text:p>
      <text:p text:style-name="P9"/>
      <text:p text:style-name="P9">Pour ne pas boucler sur l'étape 3, il faut qu'il existe un joueur dont l'id est celui qui est contenu dans le message MsgLeader</text:p>
      <text:p text:style-name="P9"/>
      <text:p text:style-name="P36">Preuve : </text:p>
      <text:p text:style-name="P9">Le message MsgLeader contient l'id d'un joueur. Comme on utilise une structure en <text:soft-page-break/>anneau et qu'on fait suivre le message MsgLeader au joueur suivant, tous les joueurs recevront ce message, en particulier le joueur dont <text:span text:style-name="T29">son </text:span>id est égal à l'id du message.</text:p>
      <text:p text:style-name="P9"><text:tab/></text:p>
      <text:p text:style-name="P9"/>
      <text:p text:style-name="P30">4) Distribution des cartes</text:p>
      <text:p text:style-name="P22"/>
      <text:p text:style-name="P9">Le leader définit précédemment récupère le paquet de cartes et en distribue 5 une par une à tous les joueurs. Pour cela on envoie un message MsgCard contenant la carte.</text:p>
      <text:p text:style-name="P9"/>
      <text:p text:style-name="P33">Algorithme en pseudo code :</text:p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span text:style-name="T20">Variables utilisées par chaque joueur</text:span> :</text:p>
            <text:p text:style-name="P7"/>
            <text:p text:style-name="P19"><text:span text:style-name="T21">Messages </text:span><text:span text:style-name="T26">:</text:span></text:p>
            <text:p text:style-name="P7"/>
            <text:p text:style-name="P12"><text:span text:style-name="T19">Règle</text:span><text:span text:style-name="T5"> 1 :</text:span> Le leader distribue les cartes</text:p>
            <text:p text:style-name="P21">début</text:p>
            <text:p text:style-name="P12"><text:tab/><text:span text:style-name="T5">Pour</text:span> i de 0 à 5 <text:span text:style-name="T5">Faire</text:span></text:p>
            <text:p text:style-name="P12"><text:tab/><text:tab/><text:span text:style-name="T5">Pour</text:span> tous les adversaires j <text:span text:style-name="T5">Faire</text:span></text:p>
            <text:p text:style-name="P12"><text:tab/><text:tab/><text:tab/><text:span text:style-name="T5">envoyer</text:span> MsgCard(deck.nvlleCarte()) à j</text:p>
            <text:p text:style-name="P12"><text:tab/><text:tab/><text:span text:style-name="T5">Fait</text:span></text:p>
            <text:p text:style-name="P12"><text:tab/><text:span text:style-name="T5">Fait</text:span></text:p>
            <text:p text:style-name="P12"/>
            <text:p text:style-name="P12"><text:tab/><text:span text:style-name="T5">envoyer</text:span> MsgCard(deck.nvlleCarte()) à soi-même<text:tab/></text:p>
            <text:p text:style-name="P21">fin</text:p>
            <text:p text:style-name="P12"/>
            <text:p text:style-name="P12"><text:span text:style-name="T19">Règle</text:span><text:span text:style-name="T5"> 2 :</text:span> Le joueur j recoit un message MsgCard(c)</text:p>
            <text:p text:style-name="P21">début</text:p>
            <text:p text:style-name="P12"><text:tab/>j.ajouterCarte(c)</text:p>
            <text:p text:style-name="P12"/>
            <text:p text:style-name="P12"><text:tab/><text:span text:style-name="T5">Si</text:span> j a reçu 5 carte <text:span text:style-name="T5">Alors</text:span></text:p>
            <text:p text:style-name="P12"><text:tab/><text:tab/><text:span text:style-name="T3">Notifier la fin de l'état</text:span></text:p>
            <text:p text:style-name="P12"><text:tab/><text:span text:style-name="T5">Fsi</text:span></text:p>
            <text:p text:style-name="P21">fin</text:p>
          </table:table-cell>
        </table:table-row>
      </table:table>
      <text:p text:style-name="P9"/>
      <text:p text:style-name="P9">La complexité en nombre de messages est de O(5n) = O(n)</text:p>
      <text:p text:style-name="P9"/>
      <text:p text:style-name="P36">Propriétés :</text:p>
      <text:p text:style-name="P9"/>
      <text:p text:style-name="P41">propriété de vivacité: </text:p>
      <text:p text:style-name="P9"><text:tab/>un message de type MsgCard sera toujours reçu (Règle 2)</text:p>
      <text:p text:style-name="P9"><text:tab/></text:p>
      <text:p text:style-name="P41">propriété de terminaiso<text:span text:style-name="T29">n</text:span> :</text:p>
      <text:p text:style-name="P9"><text:tab/>on envoie 5 cartes à tous les joueurs et l'algorithme se termine quand on reçoit 5 cartes.</text:p>
      <text:p text:style-name="P22"/>
      <text:p text:style-name="P24"><text:span text:style-name="T13">5</text:span><text:span text:style-name="T12">) </text:span><text:span text:style-name="T13">Échange de cartes</text:span></text:p>
      <text:p text:style-name="P22"/>
      <text:p text:style-name="P22"/>
      <text:p text:style-name="P22"><text:soft-page-break/></text:p>
      <text:p text:style-name="P22"/>
      <text:p text:style-name="P24"><text:span text:style-name="T13">6</text:span><text:span text:style-name="T12">) </text:span><text:span text:style-name="T13">Affichage des car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grimmer </meta:initial-creator>
    <meta:creation-date>2014-11-13T17:27:48</meta:creation-date>
    <meta:generator>LibreOffice/4.0.3.3$Windows_x86 LibreOffice_project/0eaa50a932c8f2199a615e1eb30f7ac74279539</meta:generator>
    <dc:date>2014-11-16T21:39:17.75</dc:date>
    <meta:editing-duration>PT6H18M1S</meta:editing-duration>
    <meta:editing-cycles>85</meta:editing-cycles>
    <meta:document-statistic meta:table-count="4" meta:image-count="0" meta:object-count="0" meta:page-count="9" meta:paragraph-count="254" meta:word-count="1783" meta:character-count="11608" meta:non-whitespace-character-count="9814"/>
  </office:meta>
</office:document-meta>
</file>